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851e1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056c4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ddb1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49" style:family="paragraph" style:parent-style-name="Standard">
      <style:text-properties officeooo:rsid="0dde9a1c" officeooo:paragraph-rsid="0ddfbc49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5f1cf7"/>
    </style:style>
    <style:style style:name="P54" style:family="paragraph" style:parent-style-name="Standard">
      <style:paragraph-properties fo:text-align="center" style:justify-single-word="false"/>
      <style:text-properties officeooo:paragraph-rsid="0eb4913f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paragraph-properties fo:text-align="center" style:justify-single-word="false"/>
      <style:text-properties officeooo:paragraph-rsid="103fc298"/>
    </style:style>
    <style:style style:name="P60" style:family="paragraph" style:parent-style-name="Standard">
      <style:paragraph-properties fo:text-align="center" style:justify-single-word="false"/>
      <style:text-properties officeooo:paragraph-rsid="10411e41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Footnote">
      <style:text-properties officeooo:paragraph-rsid="0f92b562"/>
    </style:style>
    <style:style style:name="P63" style:family="paragraph" style:parent-style-name="Standard">
      <style:text-properties officeooo:paragraph-rsid="0f9ce6c3"/>
    </style:style>
    <style:style style:name="P64" style:family="paragraph" style:parent-style-name="Standard">
      <style:text-properties officeooo:paragraph-rsid="0f9ee08e"/>
    </style:style>
    <style:style style:name="P65" style:family="paragraph" style:parent-style-name="Footnote">
      <style:text-properties officeooo:paragraph-rsid="102c1a0f"/>
    </style:style>
    <style:style style:name="P66" style:family="paragraph" style:parent-style-name="Standard">
      <style:text-properties officeooo:paragraph-rsid="104d50c8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ddb1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2" style:family="paragraph" style:parent-style-name="Standard">
      <style:text-properties officeooo:paragraph-rsid="10708155"/>
    </style:style>
    <style:style style:name="P73" style:family="paragraph" style:parent-style-name="Standard">
      <style:text-properties officeooo:paragraph-rsid="10719011"/>
    </style:style>
    <style:style style:name="P74" style:family="paragraph" style:parent-style-name="Standard">
      <style:text-properties officeooo:paragraph-rsid="10738c5f"/>
    </style:style>
    <style:style style:name="P75" style:family="paragraph" style:parent-style-name="Footnote">
      <style:text-properties officeooo:paragraph-rsid="107faaf0"/>
    </style:style>
    <style:style style:name="P76" style:family="paragraph" style:parent-style-name="Standard">
      <style:text-properties officeooo:paragraph-rsid="109056c4"/>
    </style:style>
    <style:style style:name="P77" style:family="paragraph" style:parent-style-name="Footnote">
      <style:text-properties officeooo:paragraph-rsid="1095eb09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3bd20"/>
    </style:style>
    <style:style style:name="P81" style:family="paragraph" style:parent-style-name="Standard" style:list-style-name="L1">
      <style:paragraph-properties fo:break-before="page"/>
      <style:text-properties officeooo:paragraph-rsid="0b0ddd8e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8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text-properties officeooo:paragraph-rsid="10927978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style:text-underline-style="none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style:text-underline-style="none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style:text-underline-style="none" officeooo:rsid="00bddfbe" style:font-size-asian="12pt" style:font-size-complex="12pt"/>
    </style:style>
    <style:style style:name="T1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ans" fo:font-size="10pt" style:font-size-asian="10pt" style:font-size-complex="10pt"/>
    </style:style>
    <style:style style:name="T13" style:family="text">
      <style:text-properties style:font-name="Ubuntu1" fo:font-size="11pt" style:font-size-asian="11pt" style:font-size-complex="11pt"/>
    </style:style>
    <style:style style:name="T14" style:family="text">
      <style:text-properties style:font-name="Ubuntu1" fo:font-size="10pt" style:font-size-asian="10pt" style:font-size-complex="10pt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#ffff00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#ffff00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#ffff00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#ffff00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5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officeooo:rsid="104f8c80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8c11e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style:text-underline-style="none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text-underline-style="none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style:text-underline-style="none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style:text-underline-style="none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style:text-underline-style="none" officeooo:rsid="0efd8e5c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style:text-underline-style="none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51" style:family="text">
      <style:text-properties officeooo:rsid="04473353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officeooo:rsid="0aace3cd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fo:color="#202124" loext:opacity="100%" style:text-line-through-style="none" style:text-line-through-type="none" style:font-name="Roboto" fo:font-size="12pt" fo:letter-spacing="normal" fo:font-style="normal" style:text-underline-style="none" fo:font-weight="normal" officeooo:rsid="01657261" style:font-size-asian="10pt" style:font-size-complex="10pt"/>
    </style:style>
    <style:style style:name="T27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font-style="normal" style:text-underline-style="none" fo:font-weight="normal" officeooo:rsid="01657261" style:font-size-asian="10pt" style:font-size-complex="10pt"/>
    </style:style>
    <style:style style:name="T274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font-style="normal" style:text-underline-style="none" fo:font-weight="normal" officeooo:rsid="01657261" style:font-size-asian="10pt" style:font-size-complex="10pt"/>
    </style:style>
    <style:style style:name="T27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officeooo:rsid="0f8f58bd"/>
    </style:style>
    <style:style style:name="T283" style:family="text">
      <style:text-properties officeooo:rsid="0f95a7a0"/>
    </style:style>
    <style:style style:name="T284" style:family="text">
      <style:text-properties style:text-underline-style="none"/>
    </style:style>
    <style:style style:name="T285" style:family="text">
      <style:text-properties officeooo:rsid="105c8aaa"/>
    </style:style>
    <style:style style:name="T28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78"><text:span text:style-name="Strong_20_Emphasis"><text:span text:style-name="T146">C</text:span></text:span><text:span text:style-name="Strong_20_Emphasis"><text:span text:style-name="T145">hecklist voor </text:span></text:span><text:span text:style-name="Strong_20_Emphasis"><text:span text:style-name="T147">de installatie</text:span></text:span><text:span text:style-name="Strong_20_Emphasis"><text:span text:style-name="T145"> van </text:span></text:span><text:span text:style-name="Strong_20_Emphasis"><text:span text:style-name="T151"><text:user-field-get text:name="Distro">Rocky Linux</text:user-field-get></text:span></text:span><text:span text:style-name="Strong_20_Emphasis"><text:span text:style-name="T152"><text:s/></text:span></text:span><text:span text:style-name="Strong_20_Emphasis"><text:span text:style-name="T151"><text:user-field-get text:name="Version">8.10</text:user-field-get></text:span></text:span><text:span text:style-name="Strong_20_Emphasis"><text:span text:style-name="T149"><text:note text:id="ftn1" text:note-class="footnote"><text:note-citation>1</text:note-citation><text:note-body><text:p text:style-name="P65"><text:span text:style-name="T258">D</text:span><text:span text:style-name="T255">eze </text:span><text:span text:style-name="Strong_20_Emphasis"><text:span text:style-name="T262"><text:user-field-get text:name="Distro">Rocky Linux</text:user-field-get></text:span></text:span><text:span text:style-name="T256"><text:s/></text:span><text:span text:style-name="T263"><text:user-field-get text:name="Version">8.10</text:user-field-get></text:span><text:span text:style-name="T263"><text:s/></text:span><text:span text:style-name="T264">Server</text:span><text:span text:style-name="T255"> (codenaam </text:span><text:span text:style-name="T257">GreenObsidian</text:span><text:span text:style-name="T255">) </text:span><text:span text:style-name="T261">van 31 mei 2024 </text:span><text:span text:style-name="T255">wordt ondersteund tot </text:span><text:span text:style-name="T260">1 </text:span><text:span text:style-name="T259">mei</text:span><text:span text:style-name="T255"> 202</text:span><text:span text:style-name="T257">9</text:span><text:span text:style-name="T255">.</text:span></text:p></text:note-body></text:note></text:span></text:span><text:span text:style-name="Strong_20_Emphasis"><text:span text:style-name="T150"><text:s/></text:span></text:span><text:span text:style-name="Strong_20_Emphasis"><text:span text:style-name="T153">Server</text:span></text:span><text:span text:style-name="Strong_20_Emphasis"><text:span text:style-name="T148">.</text:span></text:span></text:p>
      <text:p text:style-name="P16"/>
      <text:p text:style-name="P16">Dit is een invulbare PDF, afdrukken is niet noodzakelijk.</text:p>
      <text:p text:style-name="P17"/>
      <text:p text:style-name="P87">Vul het tekstvak achter &lt;...&gt; in:</text:p>
      <text:p text:style-name="P86"><text:span text:style-name="Definition"><text:span text:style-name="T16">&lt;GEBRUIKER</text:span></text:span><text:span text:style-name="Definition"><text:span text:style-name="T214">&gt;</text:span></text:span><text:span text:style-name="T233"><text:tab/><text:tab/></text:span><text:span text:style-name="T248"> <text:tab/><text:tab/></text:span><text:span text:style-name="T234"><draw:control text:anchor-type="as-char" svg:y="-0.4cm" draw:z-index="7" draw:name="Gebruiker 2" draw:style-name="gr2" draw:text-style-name="P90" svg:width="7.4cm" svg:height="0.6cm" draw:control="control6"><svg:title>Gebruiker</svg:title><svg:desc>Volledige naam, bijv. Jan Stek</svg:desc></draw:control></text:span><text:span text:style-name="T234"><text:tab/> <text:s text:c="2"/></text:span><text:span text:style-name="T275">Bijvoorbeeld:</text:span><text:span text:style-name="T238"> </text:span><text:span text:style-name="T239">J</text:span><text:span text:style-name="T245">a</text:span><text:span text:style-name="T239">n </text:span><text:span text:style-name="T245">Jansen</text:span></text:p>
      <text:p text:style-name="P88"><text:span text:style-name="Definition"><text:span text:style-name="T16">&lt;</text:span></text:span><text:span text:style-name="Definition"><text:span text:style-name="T244">g</text:span></text:span><text:span text:style-name="Definition"><text:span text:style-name="T284">ebruikersnaam</text:span></text:span><text:span text:style-name="Definition"><text:span text:style-name="T214">&gt;</text:span></text:span><text:span text:style-name="Definition"><text:span text:style-name="T284"><text:tab/></text:span></text:span><text:span text:style-name="T243"><draw:control text:anchor-type="as-char" svg:y="-0.4cm" draw:z-index="8" draw:name="Gberuikersnaam 3" draw:style-name="gr2" draw:text-style-name="P90" svg:width="7.4cm" svg:height="0.6cm" draw:control="control7"><svg:title>Gebruikersnaam</svg:title><svg:desc>Korte naam, bijv. jan</svg:desc></draw:control></text:span><text:span text:style-name="T243"><text:tab/> <text:s text:c="2"/></text:span><text:span text:style-name="T278">Bijvoorbeeld:</text:span><text:span text:style-name="T4"> </text:span><text:span text:style-name="T174">j</text:span><text:span text:style-name="T175">a</text:span><text:span text:style-name="T174">n</text:span></text:p>
      <text:p text:style-name="P86"><text:span text:style-name="Definition"><text:span text:style-name="T16">&lt;</text:span></text:span><text:span text:style-name="Definition"><text:span text:style-name="T284">COMPUTERNAAM</text:span></text:span><text:span text:style-name="Definition"><text:span text:style-name="T214">&gt;</text:span></text:span><text:span text:style-name="T247"><text:tab/><text:tab/></text:span><text:span text:style-name="T284"><draw:control text:anchor-type="as-char" svg:y="-0.4cm" draw:z-index="9" draw:name="Computernaam 1" draw:style-name="gr2" draw:text-style-name="P90" svg:width="7.4cm" svg:height="0.6cm" draw:control="control8"><svg:title>Computernaam</svg:title><svg:desc>Unieke naam van de computer</svg:desc></draw:control></text:span><text:span text:style-name="T284"><text:tab/> <text:s text:c="2"/></text:span><text:span text:style-name="T277">Bijvoorbeeld:</text:span><text:span text:style-name="T222"> </text:span><text:span text:style-name="T223">pc02</text:span></text:p>
      <text:p text:style-name="P86"><text:span text:style-name="Definition"><text:span text:style-name="T16">&lt;</text:span></text:span><text:span text:style-name="Definition"><text:span text:style-name="T214">GEBRUIKER&gt;<text:tab/></text:span></text:span><text:span text:style-name="T225"><text:tab/></text:span><text:span text:style-name="T248"> <text:tab/><text:tab/></text:span><text:span text:style-name="T234"><draw:control text:anchor-type="as-char" svg:y="-0.4cm" draw:z-index="10" draw:name="Gebruiker 3" draw:style-name="gr2" draw:text-style-name="P90" svg:width="7.4cm" svg:height="0.6cm" draw:control="control9"><svg:title>Gebruiker</svg:title><svg:desc>Volledige naam, bijv. Jan Stek</svg:desc></draw:control></text:span><text:span text:style-name="T234"><text:tab/> <text:s text:c="2"/></text:span><text:span text:style-name="T276">Eventuele</text:span><text:span text:style-name="T240"> 2</text:span><text:span text:style-name="T250">e</text:span><text:span text:style-name="T241"> gebruiker</text:span><text:span text:style-name="T242">.</text:span></text:p>
      <text:p text:style-name="P88"><text:span text:style-name="Definition"><text:span text:style-name="T16">&lt;</text:span></text:span><text:span text:style-name="Definition"><text:span text:style-name="T214">GEBRUIKERSN</text:span></text:span><text:span text:style-name="Definition"><text:span text:style-name="T215">aa</text:span></text:span><text:span text:style-name="Definition"><text:span text:style-name="T214">M&gt;<text:tab/></text:span></text:span><text:span text:style-name="T243"><draw:control text:anchor-type="as-char" svg:y="-0.4cm" draw:z-index="11" draw:name="Gberuikersnaam 4" draw:style-name="gr2" draw:text-style-name="P90" svg:width="7.4cm" svg:height="0.6cm" draw:control="control10"><svg:title>Gebruikersnaam</svg:title><svg:desc>Korte naam, bijv. jan</svg:desc></draw:control></text:span><text:span text:style-name="T243"><text:tab/> <text:s text:c="2"/></text:span><text:span text:style-name="T279">Eventuele</text:span><text:span text:style-name="T228"> 2</text:span><text:span text:style-name="T249">e</text:span><text:span text:style-name="T228"> <text:s/></text:span><text:span text:style-name="T229">gebruiker.</text:span></text:p>
      <text:p text:style-name="P1"><text:span text:style-name="T265">Vervang &lt;...&gt; in deze checklist door de waarde in het tekstvak.</text:span></text:p>
      <text:p text:style-name="P39"/>
      <text:p text:style-name="P39"/>
      <text:p text:style-name="P2"><text:span text:style-name="T170">Nog niet op Linux?</text:span><text:span text:style-name="T161"><text:tab/></text:span><text:span text:style-name="T168">G</text:span><text:span text:style-name="T162">ebruik </text:span><text:span text:style-name="Strong_20_Emphasis"><text:span text:style-name="T171">Checklist </text:span></text:span><text:span text:style-name="Strong_20_Emphasis"><text:span text:style-name="T172">overzetten</text:span></text:span><text:span text:style-name="T162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63"> onder </text:span><text:span text:style-name="T169">Linux</text:span><text:span text:style-name="T164">.</text:span></text:p>
      <text:p text:style-name="P37"><text:span text:style-name="T137">Nieuwe installatie?</text:span><text:span text:style-name="T134"><text:tab/></text:span><text:span text:style-name="T136">B</text:span><text:span text:style-name="T134">egin bij hoofdstuk </text:span><text:span text:style-name="T137"><text:bookmark-ref text:reference-format="page" text:ref-name="__RefNumPara__4009_1271708128">2</text:bookmark-ref></text:span><text:span text:style-name="T134"><text:s text:c="2"/></text:span><text:span text:style-name="T138"><text:bookmark-ref text:reference-format="text" text:ref-name="__RefNumPara__4009_1271708128">Installatie uitvoeren</text:bookmark-ref></text:span><text:span text:style-name="T135">.</text:span></text:p>
      <text:p text:style-name="P24"/>
      <text:p text:style-name="P24"/>
      <text:list text:style-name="L1">
        <text:list-item>
          <text:p text:style-name="P82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6"><draw:control text:anchor-type="as-char" draw:z-index="4" draw:name="Vorm3_0" draw:style-name="gr1" draw:text-style-name="P8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6"><draw:control text:anchor-type="as-char" draw:z-index="5" draw:name="Vorm3_ 2" draw:style-name="gr1" draw:text-style-name="P8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0">Aanmelden als </text:span></text:span><text:span text:style-name="Definition"><text:span text:style-name="T17">&lt;GEBRUIKER</text:span></text:span><text:span text:style-name="Definition"><text:span text:style-name="T231">&gt;</text:span></text:span><text:span text:style-name="Definition"><text:span text:style-name="T7"><text:note text:id="ftn2" text:note-class="footnote"><text:note-citation>2</text:note-citation><text:note-body><text:p text:style-name="P50"><text:span text:style-name="User_20_Entry"><text:span text:style-name="T88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80">gebruiker</text:span></text:span><text:span text:style-name="User_20_Entry"><text:span text:style-name="T100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9"><text:span text:style-name="Strong_20_Emphasis"><text:span text:style-name="T47"><draw:control text:anchor-type="as-char" draw:z-index="12" draw:name="Vorm4" draw:style-name="gr1" draw:text-style-name="P89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3" office:value-type="string">
            <text:p text:style-name="P72"><text:span text:style-name="Strong_20_Emphasis"><text:span text:style-name="T87">Typ: </text:span></text:span><text:span text:style-name="User_20_Entry"><text:span text:style-name="T13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46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9"><text:span text:style-name="Strong_20_Emphasis"><text:span text:style-name="T47"><draw:control text:anchor-type="as-char" draw:z-index="13" draw:name="Vorm 3" draw:style-name="gr1" draw:text-style-name="P8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7"><draw:control text:anchor-type="as-char" draw:z-index="14" draw:name="Vorm 4" draw:style-name="gr1" draw:text-style-name="P89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87">Typ: </text:span></text:span><text:span text:style-name="Strong_20_Emphasis"><text:span text:style-name="T12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32"/></text:span></text:p>
          </table:table-cell>
          <table:table-cell table:style-name="_31_._5f_Installatie_5f_voorbereiden.D7" office:value-type="string">
            <text:p text:style-name="P63"><text:span text:style-name="Strong_20_Emphasis"><text:span text:style-name="T41">Selecteer</text:span></text:span><text:span text:style-name="Strong_20_Emphasis"><text:span text:style-name="T34"> </text:span></text:span><text:span text:style-name="Strong_20_Emphasis"><text:span text:style-name="T76">1</text:span></text:span><text:span text:style-name="Strong_20_Emphasis"><text:span text:style-name="T58"> </text:span></text:span><text:span text:style-name="Strong_20_Emphasis"><text:span text:style-name="T59">Installatie voorbereide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8" office:value-type="string">
            <text:p text:style-name="P47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81"><text:bookmark-start text:name="__RefNumPara__4009_1271708128"/><text:span text:style-name="Strong_20_Emphasis"><text:span text:style-name="T173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85"><draw:control text:anchor-type="as-char" draw:z-index="23" draw:name="Vorm 14" draw:style-name="gr1" draw:text-style-name="P89" svg:width="0.35cm" svg:height="0.35cm" draw:control="control22"/></text:span></text:span></text:p>
          </table:table-cell>
          <table:table-cell table:style-name="_32_._5f_Installatie_5f_uitvoeren.C1" office:value-type="string">
            <text:p text:style-name="P66"><text:span text:style-name="T178">Start de computer op vanaf</text:span><text:span text:style-name="T178"><text:note text:id="ftn3" text:note-class="footnote"><text:note-citation>1</text:note-citation><text:note-body><text:p text:style-name="P77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 </text:span></text:span><text:span text:style-name="Definition"><text:span text:style-name="T274">Esc, Delete, F1, F2, F9, F10, F11, of F12</text:span></text:span></text:p></text:note-body></text:note></text:span><text:span text:style-name="T178"> </text:span><text:span text:style-name="T179">een </text:span><text:span text:style-name="Strong_20_Emphasis"><text:span text:style-name="T156"><text:user-field-get text:name="Distro">Rocky Linux</text:user-field-get></text:span></text:span><text:span text:style-name="T177"><text:s/></text:span><text:span text:style-name="T157"><text:user-field-get text:name="Version">8.10</text:user-field-get></text:span><text:span text:style-name="T157"><text:s/></text:span><text:span text:style-name="Strong_20_Emphasis"><text:span text:style-name="T158">Server</text:span></text:span><text:span text:style-name="Strong_20_Emphasis"><text:span text:style-name="T79"> </text:span></text:span><text:span text:style-name="Strong_20_Emphasis"><text:span text:style-name="T80">L</text:span></text:span><text:span text:style-name="T81">ive</text:span><text:span text:style-name="T81"><text:note text:id="ftn4" text:note-class="footnote"><text:note-citation>2</text:note-citation><text:note-body><text:p text:style-name="P62"><text:span text:style-name="T251">Vanaf ee</text:span>n <text:span text:style-name="T283">L</text:span>ive <text:span text:style-name="T282">USB</text:span><text:span text:style-name="T254">-stick</text:span><text:span text:style-name="T14"> </text:span>kunt <text:span text:style-name="T251">u opstarten en</text:span> <text:span text:style-name="T12">met </text:span><text:span text:style-name="Strong_20_Emphasis"><text:span text:style-name="T180"><text:user-field-get text:name="Distro">Rocky Linux</text:user-field-get></text:span></text:span><text:span text:style-name="Strong_20_Emphasis"><text:span text:style-name="T180"><text:s/></text:span></text:span>werken zonder enige bestanden op de harde schijf te wijzigen en maakt ook installatie van <text:span text:style-name="Strong_20_Emphasis"><text:span text:style-name="T180"><text:user-field-get text:name="Distro">Rocky Linux</text:user-field-get></text:span></text:span><text:span text:style-name="Strong_20_Emphasis"><text:span text:style-name="T180"><text:s/></text:span></text:span>mogelijk.</text:p></text:note-body></text:note></text:span><text:span text:style-name="T81"> </text:span><text:span text:style-name="T84">USB</text:span><text:span text:style-name="T82">-stick</text:span><text:span text:style-name="T82"><text:note text:id="ftn5" text:note-class="footnote"><text:note-citation>3</text:note-citation><text:note-body><text:p text:style-name="P75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9">Download </text:span></text:span><text:span text:style-name="Strong_20_Emphasis"><text:span text:style-name="T90">een </text:span></text:span><text:span text:style-name="Strong_20_Emphasis"><text:span text:style-name="T95">CD</text:span></text:span><text:span text:style-name="Strong_20_Emphasis"><text:span text:style-name="T98">-beeldbestand</text:span></text:span><text:span text:style-name="Strong_20_Emphasis"><text:span text:style-name="T91"> </text:span></text:span><text:span text:style-name="Strong_20_Emphasis"><text:span text:style-name="T92">(.iso) </text:span></text:span><text:span text:style-name="Strong_20_Emphasis"><text:span text:style-name="T91">vanaf </text:span></text:span><text:a xlink:type="simple" xlink:href="https://rockylinux.org/nl/download" text:style-name="Internet_20_link" text:visited-style-name="Visited_20_Internet_20_Link"><text:span text:style-name="Strong_20_Emphasis"><text:span text:style-name="T253">rockylinux.org/nl/download</text:span></text:span></text:a><text:span text:style-name="Strong_20_Emphasis"><text:span text:style-name="T91">, </text:span></text:span><text:span text:style-name="Strong_20_Emphasis"><text:span text:style-name="T97">klik onder </text:span></text:span><text:span text:style-name="Strong_20_Emphasis"><text:span text:style-name="T102">De</text:span></text:span><text:span text:style-name="Strong_20_Emphasis"><text:span text:style-name="T103">fault</text:span></text:span><text:span text:style-name="Strong_20_Emphasis"><text:span text:style-name="T102"> Images</text:span></text:span><text:span text:style-name="Strong_20_Emphasis"><text:span text:style-name="T97"> op </text:span></text:span><text:span text:style-name="Strong_20_Emphasis"><text:span text:style-name="T120">Rocky Linux </text:span></text:span><text:span text:style-name="Strong_20_Emphasis"><text:span text:style-name="T120"><text:user-field-get text:name="Version">8.10</text:user-field-get></text:span></text:span><text:span text:style-name="Strong_20_Emphasis"><text:span text:style-name="T122">, </text:span></text:span><text:span text:style-name="Strong_20_Emphasis"><text:span text:style-name="T123">en klik</text:span></text:span><text:span text:style-name="Strong_20_Emphasis"><text:span text:style-name="T122"> o</text:span></text:span><text:span text:style-name="Strong_20_Emphasis"><text:span text:style-name="T123">p</text:span></text:span><text:span text:style-name="Strong_20_Emphasis"><text:span text:style-name="T122"> </text:span></text:span><text:span text:style-name="Strong_20_Emphasis"><text:span text:style-name="T121">DVD ISO</text:span></text:span><text:span text:style-name="Strong_20_Emphasis"><text:span text:style-name="T122">.<text:line-break/></text:span></text:span><text:span text:style-name="Strong_20_Emphasis"><text:span text:style-name="T93">De </text:span></text:span><text:span text:style-name="Strong_20_Emphasis"><text:span text:style-name="T96">ver</text:span></text:span><text:span text:style-name="Strong_20_Emphasis"><text:span text:style-name="T93">volg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80"><text:span text:style-name="Strong_20_Emphasis"><text:span text:style-name="T41">Selecteer</text:span></text:span><text:span text:style-name="Strong_20_Emphasis"><text:span text:style-name="T27"> </text:span></text:span><text:span text:style-name="Strong_20_Emphasis"><text:span text:style-name="T20">Install</text:span></text:span><text:span text:style-name="Strong_20_Emphasis"><text:span text:style-name="T28"> </text:span></text:span><text:span text:style-name="Strong_20_Emphasis"><text:span text:style-name="T21"><text:user-field-get text:name="Distro">Rocky Linux</text:user-field-get></text:span></text:span><text:span text:style-name="Strong_20_Emphasis"><text:span text:style-name="T22"><text:s/></text:span></text:span><text:span text:style-name="Strong_20_Emphasis"><text:span text:style-name="T22"><text:user-field-get text:name="Version">8.10</text:user-field-get></text:span></text:span><text:span text:style-name="Strong_20_Emphasis"><text:span text:style-name="T25"><text:s/></text:span></text:span><text:span text:style-name="Strong_20_Emphasis"><text:span text:style-name="T49">en druk op de </text:span></text:span><text:span text:style-name="Strong_20_Emphasis"><text:span text:style-name="T51">Enter</text:span></text:span><text:span text:style-name="Strong_20_Emphasis"><text:span text:style-name="T45">-toets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" office:value-type="string">
            <text:p text:style-name="P22"><text:span text:style-name="Strong_20_Emphasis"><text:span text:style-name="T23">Vul de installatieschermen in.</text:span></text:span><text:span text:style-name="T24"/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54"><text:span text:style-name="Strong_20_Emphasis"><text:span text:style-name="T86"><draw:control text:anchor-type="as-char" draw:z-index="25" draw:name="Vorm 13" draw:style-name="gr1" draw:text-style-name="P89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4"><text:span text:style-name="T203">Bij</text:span><text:span text:style-name="T204"> </text:span><text:span text:style-name="Strong_20_Emphasis"><text:span text:style-name="T205">WELCOME TO ROCKY LINUX </text:span></text:span><text:span text:style-name="Strong_20_Emphasis"><text:span text:style-name="T213"><text:user-field-get text:name="Version">8.10</text:user-field-get></text:span></text:span><text:span text:style-name="Strong_20_Emphasis"><text:span text:style-name="T206"><text:s/>select</text:span></text:span><text:span text:style-name="Strong_20_Emphasis"><text:span text:style-name="T207">eer</text:span></text:span><text:span text:style-name="Strong_20_Emphasis"><text:span text:style-name="T208"> </text:span></text:span><text:span text:style-name="Strong_20_Emphasis"><text:span text:style-name="T211">Nederlands</text:span></text:span><text:span text:style-name="Strong_20_Emphasis"><text:span text:style-name="T208"> en klik</text:span></text:span><text:span text:style-name="Strong_20_Emphasis"><text:span text:style-name="T209"> </text:span></text:span><text:span text:style-name="Strong_20_Emphasis"><text:span text:style-name="T208">op</text:span></text:span><text:span text:style-name="Strong_20_Emphasis"><text:span text:style-name="T210"> </text:span></text:span><text:span text:style-name="Strong_20_Emphasis"><text:span text:style-name="T201">Doorgaan</text:span></text:span><text:span text:style-name="Strong_20_Emphasis"><text:span text:style-name="T210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2"><draw:control text:anchor-type="as-char" draw:z-index="19" draw:name="Vorm 10" draw:style-name="gr1" draw:text-style-name="P89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9"><text:span text:style-name="T191">Onder</text:span><text:span text:style-name="T187"> </text:span><text:span text:style-name="Strong_20_Emphasis"><text:span text:style-name="T191">GEBRUIKERSINSTELLINGEN </text:span></text:span><text:span text:style-name="T191">klik op </text:span><text:span text:style-name="T197">Gebruiker aanmaken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69"><text:span text:style-name="T285">Vul in </text:span><text:span text:style-name="Strong_20_Emphasis"><text:span text:style-name="T75">Volledige naam</text:span></text:span><text:span text:style-name="Strong_20_Emphasis"><text:span text:style-name="T53"> </text:span></text:span><text:span text:style-name="Definition"><text:span text:style-name="T16">&lt;GEBRUIKER</text:span></text:span><text:span text:style-name="Definition"><text:span text:style-name="T214">&gt;</text:span></text:span><text:span text:style-name="Strong_20_Emphasis"><text:span text:style-name="T54">, <text:line-break/></text:span></text:span><text:span text:style-name="Strong_20_Emphasis"><text:span text:style-name="T75">Gebruikersnaam</text:span></text:span><text:span text:style-name="Strong_20_Emphasis"><text:span text:style-name="T53"> &lt;</text:span></text:span><text:span text:style-name="Definition"><text:span text:style-name="T8">gebruikersnaam&gt;</text:span></text:span><text:span text:style-name="Strong_20_Emphasis"><text:span text:style-name="T53">,</text:span></text:span></text:p>
            <text:p text:style-name="P67"><text:span text:style-name="Strong_20_Emphasis"><text:span text:style-name="T56">vink aan </text:span></text:span><text:span text:style-name="Strong_20_Emphasis"><text:span text:style-name="T72">Maak deze gebruiker beheerder</text:span></text:span><text:span text:style-name="Strong_20_Emphasis"><text:span text:style-name="T56">,</text:span></text:span></text:p>
            <text:p text:style-name="P68"><text:span text:style-name="Strong_20_Emphasis"><text:span text:style-name="T55">g</text:span></text:span><text:span text:style-name="Strong_20_Emphasis"><text:span text:style-name="T56">eef tweemaal een </text:span></text:span><text:span text:style-name="Strong_20_Emphasis"><text:span text:style-name="T75">wachtwoord</text:span></text:span><text:span text:style-name="Strong_20_Emphasis"><text:span text:style-name="T56"> </text:span></text:span><text:span text:style-name="Strong_20_Emphasis"><text:span text:style-name="T57">en k</text:span></text:span><text:span text:style-name="Strong_20_Emphasis"><text:span text:style-name="T56">lik op </text:span></text:span><text:span text:style-name="Strong_20_Emphasis"><text:span text:style-name="T72">Klaa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2"><draw:control text:anchor-type="as-char" draw:z-index="20" draw:name="Vorm 2" draw:style-name="gr1" draw:text-style-name="P89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8"><text:span text:style-name="T194">O</text:span><text:span text:style-name="T191">nder </text:span><text:span text:style-name="T197">SYSTEEM</text:span><text:span text:style-name="T191"> </text:span><text:span text:style-name="T194">klik </text:span><text:span text:style-name="T191">op </text:span><text:span text:style-name="T197">Installatiebestemming</text:span><text:span text:style-name="Strong_20_Emphasis"><text:span text:style-name="T183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71"><text:span text:style-name="T28">Controleer </text:span><text:span text:style-name="T29">de </text:span><text:span text:style-name="T71">Apparaatselectie </text:span><text:span text:style-name="T28">en klik op </text:span><text:span text:style-name="T70">Klaar</text:span><text:span text:style-name="T2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2"><draw:control text:anchor-type="as-char" draw:z-index="21" draw:name="Vorm 12" draw:style-name="gr1" draw:text-style-name="P89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8"><text:span text:style-name="T194">O</text:span><text:span text:style-name="T191">nder </text:span><text:span text:style-name="T197">SYSTEEM</text:span><text:span text:style-name="T191"> </text:span><text:span text:style-name="T194">klik </text:span><text:span text:style-name="T191">op </text:span><text:span text:style-name="T197">Netwerk &amp; hostnaam</text:span><text:span text:style-name="Strong_20_Emphasis"><text:span text:style-name="T183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3"><text:span text:style-name="T196">Verplaats</text:span><text:span text:style-name="T192"> </text:span><text:span text:style-name="T195">de </text:span><text:span text:style-name="T192">schuif</text:span><text:span text:style-name="T195">regelaar</text:span><text:span text:style-name="T192"> achter de netwerkadapter </text:span><text:span text:style-name="T195">van </text:span><text:span text:style-name="T200">UIT</text:span><text:span text:style-name="T195"> naar</text:span><text:span text:style-name="T192"> </text:span><text:span text:style-name="T198">AAN</text:span><text:span text:style-name="T192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><text:span text:style-name="T190">V</text:span><text:span text:style-name="T188">ul </text:span><text:span text:style-name="T189">in </text:span><text:span text:style-name="Strong_20_Emphasis"><text:span text:style-name="T192">Hostnaam</text:span></text:span><text:span text:style-name="Definition"><text:span text:style-name="T9"> &lt;</text:span></text:span><text:span text:style-name="Definition"><text:span text:style-name="T10">computernaam&gt;</text:span></text:span><text:span text:style-name="Strong_20_Emphasis"><text:span text:style-name="T182"> </text:span></text:span><text:span text:style-name="Strong_20_Emphasis"><text:span text:style-name="T184">en klik op </text:span></text:span><text:span text:style-name="Strong_20_Emphasis"><text:span text:style-name="T198">Toepassen</text:span></text:span><text:span text:style-name="Strong_20_Emphasis"><text:span text:style-name="T184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><text:span text:style-name="T192">K</text:span><text:span text:style-name="T191">lik op </text:span><text:span text:style-name="T197">Klaar</text:span><text:span text:style-name="Strong_20_Emphasis"><text:span text:style-name="T183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2"><draw:control text:anchor-type="as-char" draw:z-index="22" draw:name="Vorm 1" draw:style-name="gr1" draw:text-style-name="P89" svg:width="0.35cm" svg:height="0.35cm" draw:control="control21"/></text:span></text:span></text:p>
          </table:table-cell>
          <table:table-cell table:style-name="_32_._5f_Installatie_5f_uitvoeren.C15" office:value-type="string">
            <text:p text:style-name="P11"><text:span text:style-name="T194">O</text:span><text:span text:style-name="T191">nder </text:span><text:span text:style-name="T197">SOFTWARE</text:span><text:span text:style-name="T191"> </text:span><text:span text:style-name="T194">klik </text:span><text:span text:style-name="T191">op </text:span><text:span text:style-name="T199">Software selectie</text:span><text:span text:style-name="Strong_20_Emphasis"><text:span text:style-name="T183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0" office:value-type="string">
            <text:p text:style-name="P10"><text:span text:style-name="T193">Selecteer </text:span><text:span text:style-name="T199">Server</text:span><text:span text:style-name="T193"> en klik op </text:span><text:span text:style-name="T199">Klaar</text:span><text:span text:style-name="Strong_20_Emphasis"><text:span text:style-name="T181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2"><draw:control text:anchor-type="as-char" draw:z-index="24" draw:name="Vorm 15" draw:style-name="gr1" draw:text-style-name="P89" svg:width="0.35cm" svg:height="0.35cm" draw:control="control23"/></text:span></text:span></text:p>
          </table:table-cell>
          <table:table-cell table:style-name="_32_._5f_Installatie_5f_uitvoeren.C22" office:value-type="string">
            <text:p text:style-name="P12"><text:span text:style-name="Strong_20_Emphasis"><text:span text:style-name="T212">Klik op </text:span></text:span><text:span text:style-name="Strong_20_Emphasis"><text:span text:style-name="T202">Begin installatie</text:span></text:span><text:span text:style-name="Strong_20_Emphasis"><text:span text:style-name="T183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2"><draw:control text:anchor-type="as-char" draw:z-index="26" draw:name="Vorm 6" draw:style-name="gr1" draw:text-style-name="P89" svg:width="0.35cm" svg:height="0.35cm" draw:control="control25"/></text:span></text:span></text:p>
          </table:table-cell>
          <table:table-cell table:style-name="_32_._5f_Installatie_5f_uitvoeren.C22" office:value-type="string">
            <text:p text:style-name="P15">Klik op <text:span text:style-name="T11">Systeem herstarten</text:span><text:span text:style-name="T286">.</text:span></text:p>
          </table:table-cell>
        </table:table-row>
      </table:table>
      <text:p text:style-name="P40"><text:span text:style-name="Strong_20_Emphasis"><text:span text:style-name="T52"/></text:span></text:p>
      <text:list text:continue-numbering="true" text:style-name="L1">
        <text:list-item>
          <text:p text:style-name="P79"><text:span text:style-name="Strong_20_Emphasis"><text:span text:style-name="T73">Installatie </text:span></text:span><text:span text:style-name="Strong_20_Emphasis"><text:span text:style-name="T74">afronden</text:span></text:span></text:p>
        </text:list-item>
      </text:list>
      <text:p text:style-name="P41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7"><draw:control text:anchor-type="as-char" draw:z-index="2" draw:name="Vorm24" draw:style-name="gr1" draw:text-style-name="P89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6"><text:span text:style-name="Strong_20_Emphasis"><text:span text:style-name="T26">Aanmelden als </text:span></text:span><text:span text:style-name="Definition"><text:span text:style-name="T18">&lt;GEBRUIKER</text:span></text:span><text:span text:style-name="Definition"><text:span text:style-name="T232">&gt;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9"><text:span text:style-name="Strong_20_Emphasis"><text:span text:style-name="T47"><draw:control text:anchor-type="as-char" draw:z-index="15" draw:name="Vorm 5" draw:style-name="gr1" draw:text-style-name="P8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87">Typ: </text:span></text:span><text:span text:style-name="User_20_Entry"><text:span text:style-name="T13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4" office:value-type="string">
            <text:p text:style-name="P49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5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9"><text:span text:style-name="Strong_20_Emphasis"><text:span text:style-name="T47"><draw:control text:anchor-type="as-char" draw:z-index="16" draw:name="Vorm 7" draw:style-name="gr1" draw:text-style-name="P89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4"><text:span text:style-name="Strong_20_Emphasis"><text:span text:style-name="T87">Typ: </text:span></text:span><text:span text:style-name="Strong_20_Emphasis"><text:span text:style-name="T129">kz menu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32"/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41">Selecteer</text:span></text:span><text:span text:style-name="Strong_20_Emphasis"><text:span text:style-name="T36"> </text:span></text:span><text:span text:style-name="Strong_20_Emphasis"><text:span text:style-name="T77">3</text:span></text:span><text:span text:style-name="Strong_20_Emphasis"><text:span text:style-name="T60"> </text:span></text:span><text:span text:style-name="Strong_20_Emphasis"><text:span text:style-name="T61">Installatie</text:span></text:span><text:span text:style-name="Strong_20_Emphasis"><text:span text:style-name="T62"> </text:span></text:span><text:span text:style-name="Strong_20_Emphasis"><text:span text:style-name="T63">afronde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8" office:value-type="string">
            <text:p text:style-name="P47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</table:table>
      <text:p text:style-name="P41"><text:span text:style-name="Strong_20_Emphasis"><text:span text:style-name="T26"><text:tab/></text:span></text:span></text:p>
      <text:p text:style-name="P42"><text:span text:style-name="Strong_20_Emphasis"><text:span text:style-name="T37"/></text:span></text:p>
      <text:p text:style-name="P43"><text:span text:style-name="Strong_20_Emphasis"><text:span text:style-name="T34"/></text:span></text:p>
      <text:list text:continue-numbering="true" text:style-name="L1">
        <text:list-item>
          <text:p text:style-name="P83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47"><draw:control text:anchor-type="as-char" draw:z-index="3" draw:name="Vorm40_0" draw:style-name="gr1" draw:text-style-name="P89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47"><draw:control text:anchor-type="as-char" draw:z-index="6" draw:name="Vorm40_ 1" draw:style-name="gr1" draw:text-style-name="P89" svg:width="0.35cm" svg:height="0.35cm" draw:control="control5"/></text:span></text:span></text:p>
          </table:table-cell>
          <table:table-cell table:style-name="Tabel2.D1" office:value-type="string">
            <text:p text:style-name="P23"><text:span text:style-name="Strong_20_Emphasis"><text:span text:style-name="T26">Aanmelden als </text:span></text:span><text:span text:style-name="Definition"><text:span text:style-name="T18">&lt;GEBRUIKER</text:span></text:span><text:span text:style-name="Definition"><text:span text:style-name="T232">&gt;</text:span></text:span><text:span text:style-name="Strong_20_Emphasis"><text:span text:style-name="T38"><text:note text:id="ftn6" text:note-class="footnote"><text:note-citation>1</text:note-citation><text:note-body><text:p text:style-name="P51"><text:span text:style-name="User_20_Entry"><text:span text:style-name="T126">E</text:span></text:span><text:span text:style-name="User_20_Entry"><text:span text:style-name="T128">ventuele extra </text:span></text:span><text:span text:style-name="Definition"><text:span text:style-name="T281">gebruiker</text:span></text:span><text:span text:style-name="User_20_Entry"><text:span text:style-name="T127">s</text:span></text:span><text:span text:style-name="User_20_Entry"><text:span text:style-name="T128"> aanmelden en dezelfde stappen uitvoeren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17" draw:name="Vorm 8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18" draw:name="Vorm 9" draw:style-name="gr1" draw:text-style-name="P89" svg:width="0.35cm" svg:height="0.35cm" draw:control="control17"/></text:span></text:span></text:p>
          </table:table-cell>
          <table:table-cell table:style-name="Tabel2.D3" office:value-type="string">
            <text:p text:style-name="P74"><text:span text:style-name="Strong_20_Emphasis"><text:span text:style-name="T87">Typ: </text:span></text:span><text:span text:style-name="Strong_20_Emphasis"><text:span text:style-name="T129">kz menu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4" office:value-type="string">
            <text:p text:style-name="P21"><text:span text:style-name="Strong_20_Emphasis"><text:span text:style-name="T41">Selecteer</text:span></text:span><text:span text:style-name="Strong_20_Emphasis"><text:span text:style-name="T36"> </text:span></text:span><text:span text:style-name="Strong_20_Emphasis"><text:span text:style-name="T77">4</text:span></text:span><text:span text:style-name="Strong_20_Emphasis"><text:span text:style-name="T60"> </text:span></text:span><text:span text:style-name="Strong_20_Emphasis"><text:span text:style-name="T43">Gebruiker inrichten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48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</table:table>
      <text:p text:style-name="P18"><text:span text:style-name="Strong_20_Emphasis"><text:span text:style-name="T39"/></text:span></text:p>
      <text:p text:style-name="P35"/>
      <text:p text:style-name="P36"><text:span text:style-name="T139">E</text:span><text:span text:style-name="T140">inde c</text:span><text:span text:style-name="T141">hecklist, </text:span><text:span text:style-name="T142">d</text:span><text:span text:style-name="T141">e installatie van </text:span><text:span text:style-name="Strong_20_Emphasis"><text:span text:style-name="T154"><text:user-field-get text:name="Distro">Rocky Linux</text:user-field-get></text:span></text:span><text:span text:style-name="T143"><text:s/></text:span><text:span text:style-name="T144"><text:user-field-get text:name="Version">8.10</text:user-field-get></text:span><text:span text:style-name="T144"><text:s/></text:span><text:span text:style-name="Strong_20_Emphasis"><text:span text:style-name="T155">Server</text:span></text:span><text:span text:style-name="Strong_20_Emphasis"><text:span text:style-name="T78"> </text:span></text:span><text:span text:style-name="T141">is voltooid.</text:span></text:p>
      <text:p text:style-name="P7"/>
      <text:list text:style-name="L2">
        <text:list-header>
          <text:p text:style-name="P84"><text:span text:style-name="Emphasis"><text:span text:style-name="T26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8">Karel Zimmer</text:span></text:span></text:a><text:span text:style-name="Emphasis"><text:span text:style-name="T269">.</text:span></text:span></text:p>
          <text:p text:style-name="P85"><text:span text:style-name="Emphasis"><text:span text:style-name="T271">Licentie </text:span></text:span><text:span text:style-name="Emphasis"><text:span text:style-name="T269">C</text:span></text:span><text:span text:style-name="Emphasis"><text:span text:style-name="T270">C0</text:span></text:span><text:span text:style-name="Emphasis"><text:span text:style-name="T269"> 1.0 </text:span></text:span><text:span text:style-name="Emphasis"><text:span text:style-name="T26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6"><text:s/></text:span></text:span><text:span text:style-name="Emphasis"><text:span text:style-name="T26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11-07T10:37:52.672198573">07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0:37:52.532090068</dc:date>
    <meta:keyword>Installatie</meta:keyword>
    <meta:keyword>Checklist</meta:keyword>
    <meta:keyword>Linux</meta:keyword>
    <meta:editing-cycles>6964</meta:editing-cycles>
    <meta:editing-duration>P12DT11H58M34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1" meta:word-count="422" meta:character-count="2939" meta:non-whitespace-character-count="2545"/>
    <meta:user-defined meta:name="Info 1"/>
    <meta:user-defined meta:name="Info 2"/>
    <meta:user-defined meta:name="Info 3"/>
    <meta:user-defined meta:name="Info 4"/>
  </office:meta>
</office:document-meta>
</file>